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16">
      <style:text-properties fo:color="#ff0000"/>
    </style:style>
    <style:style style:name="ce4" style:family="table-cell" style:parent-style-name="Default" style:data-style-name="N116">
      <style:text-properties fo:color="#008000"/>
    </style:style>
  </office:automatic-styles>
  <office:body>
    <office:spreadsheet>
      <table:table table:name="DecisionTable" table:style-name="ta1" table:print="false">
        <table:table-column table:style-name="co1" table:number-columns-repeated="2" table:default-cell-style-name="Default"/>
        <table:table-column table:style-name="co1" table:number-columns-repeated="11" table:default-cell-style-name="ce1"/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Table of False Alarm Rates</text:p>
          </table:table-cell>
          <table:table-cell table:style-name="Default"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/>
          <table:table-cell office:value-type="string">
            <text:p>N/m v <text:s text:c="2"/>k-&gt;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1-EXP(-[.C$6]/[.$B7]))^[.C$6]" office:value-type="percentage" office:value="0.221199216928595">
            <text:p>22.1199%</text:p>
          </table:table-cell>
          <table:table-cell table:formula="of:=(1-EXP(-[.D$6]/[.$B7]))^[.D$6]" office:value-type="percentage" office:value="0.154818121746176">
            <text:p>15.4818%</text:p>
          </table:table-cell>
          <table:table-cell table:formula="of:=(1-EXP(-[.E$6]/[.$B7]))^[.E$6]" office:value-type="percentage" office:value="0.146891597660381">
            <text:p>14.6892%</text:p>
          </table:table-cell>
          <table:table-cell table:formula="of:=(1-EXP(-[.F$6]/[.$B7]))^[.F$6]" office:value-type="percentage" office:value="0.159661300151185">
            <text:p>15.9661%</text:p>
          </table:table-cell>
          <table:table-cell table:formula="of:=(1-EXP(-[.G$6]/[.$B7]))^[.G$6]" office:value-type="percentage" office:value="0.184907824237146">
            <text:p>18.4908%</text:p>
          </table:table-cell>
          <table:table-cell table:formula="of:=(1-EXP(-[.H$6]/[.$B7]))^[.H$6]" office:value-type="percentage" office:value="0.219831320095729">
            <text:p>21.9831%</text:p>
          </table:table-cell>
          <table:table-cell table:formula="of:=(1-EXP(-[.I$6]/[.$B7]))^[.I$6]" office:value-type="percentage" office:value="0.262840454739257">
            <text:p>26.2840%</text:p>
          </table:table-cell>
          <table:table-cell table:formula="of:=(1-EXP(-[.J$6]/[.$B7]))^[.J$6]" office:value-type="percentage" office:value="0.312450987236131">
            <text:p>31.2451%</text:p>
          </table:table-cell>
          <table:table-cell table:formula="of:=(1-EXP(-[.K$6]/[.$B7]))^[.K$6]" office:value-type="percentage" office:value="0.366997776082954">
            <text:p>36.6998%</text:p>
          </table:table-cell>
          <table:table-cell table:formula="of:=(1-EXP(-[.L$6]/[.$B7]))^[.L$6]" office:value-type="percentage" office:value="0.424643690315097">
            <text:p>42.4644%</text:p>
          </table:table-cell>
          <table:table-cell table:formula="of:=(1-EXP(-[.M$6]/[.$B7]))^[.M$6]" office:value-type="percentage" office:value="0.48350671529807">
            <text:p>48.3507%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1-EXP(-[.C$6]/[.$B8]))^[.C$6]" office:value-type="percentage" office:value="0.181269246922018">
            <text:p>18.1269%</text:p>
          </table:table-cell>
          <table:table-cell table:formula="of:=(1-EXP(-[.D$6]/[.$B8]))^[.D$6]" office:value-type="percentage" office:value="0.108688872045943">
            <text:p>10.8689%</text:p>
          </table:table-cell>
          <table:table-cell table:formula="of:=(1-EXP(-[.E$6]/[.$B8]))^[.E$6]" office:value-type="percentage" office:value="0.0918488392329404">
            <text:p>9.1849%</text:p>
          </table:table-cell>
          <table:table-cell table:formula="of:=(1-EXP(-[.F$6]/[.$B8]))^[.F$6]" office:value-type="percentage" office:value="0.0919536423197623">
            <text:p>9.1954%</text:p>
          </table:table-cell>
          <table:table-cell table:formula="of:=(1-EXP(-[.G$6]/[.$B8]))^[.G$6]" office:value-type="percentage" office:value="0.100925190274861">
            <text:p>10.0925%</text:p>
          </table:table-cell>
          <table:table-cell table:formula="of:=(1-EXP(-[.H$6]/[.$B8]))^[.H$6]" office:value-type="percentage" office:value="0.116449857405803">
            <text:p>11.6450%</text:p>
          </table:table-cell>
          <table:table-cell table:formula="of:=(1-EXP(-[.I$6]/[.$B8]))^[.I$6]" office:value-type="percentage" office:value="0.13778170729169">
            <text:p>13.7782%</text:p>
          </table:table-cell>
          <table:table-cell table:formula="of:=(1-EXP(-[.J$6]/[.$B8]))^[.J$6]" office:value-type="percentage" office:value="0.164616606477314">
            <text:p>16.4617%</text:p>
          </table:table-cell>
          <table:table-cell table:formula="of:=(1-EXP(-[.K$6]/[.$B8]))^[.K$6]" office:value-type="percentage" office:value="0.196688481584754">
            <text:p>19.6688%</text:p>
          </table:table-cell>
          <table:table-cell table:formula="of:=(1-EXP(-[.L$6]/[.$B8]))^[.L$6]" office:value-type="percentage" office:value="0.233602440978454">
            <text:p>23.3602%</text:p>
          </table:table-cell>
          <table:table-cell table:formula="of:=(1-EXP(-[.M$6]/[.$B8]))^[.M$6]" office:value-type="percentage" office:value="0.274774879397356">
            <text:p>27.4775%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1-EXP(-[.C$6]/[.$B9]))^[.C$6]" office:value-type="percentage" office:value="0.153518275109386">
            <text:p>15.3518%</text:p>
          </table:table-cell>
          <table:table-cell table:formula="of:=(1-EXP(-[.D$6]/[.$B9]))^[.D$6]" office:value-type="percentage" office:value="0.0803544978850135">
            <text:p>8.0354%</text:p>
          </table:table-cell>
          <table:table-cell table:formula="of:=(1-EXP(-[.E$6]/[.$B9]))^[.E$6]" office:value-type="percentage" office:value="0.0609161842279969">
            <text:p>6.0916%</text:p>
          </table:table-cell>
          <table:table-cell table:formula="of:=(1-EXP(-[.F$6]/[.$B9]))^[.F$6]" office:value-type="percentage" office:value="0.0560566708403433">
            <text:p>5.6057%</text:p>
          </table:table-cell>
          <table:table-cell table:formula="of:=(1-EXP(-[.G$6]/[.$B9]))^[.G$6]" office:value-type="percentage" office:value="0.057781112738492">
            <text:p>5.7781%</text:p>
          </table:table-cell>
          <table:table-cell table:formula="of:=(1-EXP(-[.H$6]/[.$B9]))^[.H$6]" office:value-type="percentage" office:value="0.0637968876764238">
            <text:p>6.3797%</text:p>
          </table:table-cell>
          <table:table-cell table:formula="of:=(1-EXP(-[.I$6]/[.$B9]))^[.I$6]" office:value-type="percentage" office:value="0.0734099444553037">
            <text:p>7.3410%</text:p>
          </table:table-cell>
          <table:table-cell table:formula="of:=(1-EXP(-[.J$6]/[.$B9]))^[.J$6]" office:value-type="percentage" office:value="0.0864816050098205">
            <text:p>8.6482%</text:p>
          </table:table-cell>
          <table:table-cell table:formula="of:=(1-EXP(-[.K$6]/[.$B9]))^[.K$6]" office:value-type="percentage" office:value="0.103070492634998">
            <text:p>10.3070%</text:p>
          </table:table-cell>
          <table:table-cell table:formula="of:=(1-EXP(-[.L$6]/[.$B9]))^[.L$6]" office:value-type="percentage" office:value="0.123274895751861">
            <text:p>12.3275%</text:p>
          </table:table-cell>
          <table:table-cell table:formula="of:=(1-EXP(-[.M$6]/[.$B9]))^[.M$6]" office:value-type="percentage" office:value="0.147148555982746">
            <text:p>14.7149%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1-EXP(-[.C$6]/[.$B10]))^[.C$6]" office:value-type="percentage" office:value="0.133122100249818">
            <text:p>13.3122%</text:p>
          </table:table-cell>
          <table:table-cell table:formula="of:=(1-EXP(-[.D$6]/[.$B10]))^[.D$6]" office:value-type="percentage" office:value="0.0617635358571873">
            <text:p>6.1764%</text:p>
          </table:table-cell>
          <table:table-cell table:formula="of:=(1-EXP(-[.E$6]/[.$B10]))^[.E$6]" office:value-type="percentage" office:value="0.0423483178081187">
            <text:p>4.2348%</text:p>
          </table:table-cell>
          <table:table-cell table:formula="of:=(1-EXP(-[.F$6]/[.$B10]))^[.F$6]" office:value-type="percentage" office:value="0.0358989996252029">
            <text:p>3.5899%</text:p>
          </table:table-cell>
          <table:table-cell table:formula="of:=(1-EXP(-[.G$6]/[.$B10]))^[.G$6]" office:value-type="percentage" office:value="0.0346578422795993">
            <text:p>3.4658%</text:p>
          </table:table-cell>
          <table:table-cell table:formula="of:=(1-EXP(-[.H$6]/[.$B10]))^[.H$6]" office:value-type="percentage" office:value="0.0363787387090497">
            <text:p>3.6379%</text:p>
          </table:table-cell>
          <table:table-cell table:formula="of:=(1-EXP(-[.I$6]/[.$B10]))^[.I$6]" office:value-type="percentage" office:value="0.0403273242895438">
            <text:p>4.0327%</text:p>
          </table:table-cell>
          <table:table-cell table:formula="of:=(1-EXP(-[.J$6]/[.$B10]))^[.J$6]" office:value-type="percentage" office:value="0.0463077406755977">
            <text:p>4.6308%</text:p>
          </table:table-cell>
          <table:table-cell table:formula="of:=(1-EXP(-[.K$6]/[.$B10]))^[.K$6]" office:value-type="percentage" office:value="0.0543501156640321">
            <text:p>5.4350%</text:p>
          </table:table-cell>
          <table:table-cell table:formula="of:=(1-EXP(-[.L$6]/[.$B10]))^[.L$6]" office:value-type="percentage" office:value="0.0645846905234932">
            <text:p>6.4585%</text:p>
          </table:table-cell>
          <table:table-cell table:formula="of:=(1-EXP(-[.M$6]/[.$B10]))^[.M$6]" office:value-type="percentage" office:value="0.0771783799268013">
            <text:p>7.7178%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1-EXP(-[.C$6]/[.$B11]))^[.C$6]" office:value-type="percentage" office:value="0.117503097415405">
            <text:p>11.7503%</text:p>
          </table:table-cell>
          <table:table-cell table:formula="of:=(1-EXP(-[.D$6]/[.$B11]))^[.D$6]" office:value-type="percentage" office:value="0.0489290935698237">
            <text:p>4.8929%</text:p>
          </table:table-cell>
          <table:table-cell table:formula="of:=(1-EXP(-[.E$6]/[.$B11]))^[.E$6]" office:value-type="percentage" office:value="0.0305793544917778">
            <text:p>3.0579%</text:p>
          </table:table-cell>
          <table:table-cell table:formula="of:=(1-EXP(-[.F$6]/[.$B11]))^[.F$6]" office:value-type="percentage" office:value="0.0239686508210136">
            <text:p>2.3969%</text:p>
          </table:table-cell>
          <table:table-cell table:formula="of:=(1-EXP(-[.G$6]/[.$B11]))^[.G$6]" office:value-type="percentage" office:value="0.0216792170537517">
            <text:p>2.1679%</text:p>
          </table:table-cell>
          <table:table-cell table:formula="of:=(1-EXP(-[.H$6]/[.$B11]))^[.H$6]" office:value-type="percentage" office:value="0.0215771414632193">
            <text:p>2.1577%</text:p>
          </table:table-cell>
          <table:table-cell table:formula="of:=(1-EXP(-[.I$6]/[.$B11]))^[.I$6]" office:value-type="percentage" office:value="0.022929748877108">
            <text:p>2.2930%</text:p>
          </table:table-cell>
          <table:table-cell table:formula="of:=(1-EXP(-[.J$6]/[.$B11]))^[.J$6]" office:value-type="percentage" office:value="0.0254917307659669">
            <text:p>2.5492%</text:p>
          </table:table-cell>
          <table:table-cell table:formula="of:=(1-EXP(-[.K$6]/[.$B11]))^[.K$6]" office:value-type="percentage" office:value="0.0292244171051153">
            <text:p>2.9224%</text:p>
          </table:table-cell>
          <table:table-cell table:formula="of:=(1-EXP(-[.L$6]/[.$B11]))^[.L$6]" office:value-type="percentage" office:value="0.0341909034641153">
            <text:p>3.4191%</text:p>
          </table:table-cell>
          <table:table-cell table:formula="of:=(1-EXP(-[.M$6]/[.$B11]))^[.M$6]" office:value-type="percentage" office:value="0.0405090755275865">
            <text:p>4.0509%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1-EXP(-[.C$6]/[.$B12]))^[.C$6]" office:value-type="percentage" office:value="0.10516068318563">
            <text:p>10.5161%</text:p>
          </table:table-cell>
          <table:table-cell table:formula="of:=(1-EXP(-[.D$6]/[.$B12]))^[.D$6]" office:value-type="percentage" office:value="0.0397055825963385">
            <text:p>3.9706%</text:p>
          </table:table-cell>
          <table:table-cell table:formula="of:=(1-EXP(-[.E$6]/[.$B12]))^[.E$6]" office:value-type="percentage" office:value="0.022777984204966">
            <text:p>2.2778%</text:p>
          </table:table-cell>
          <table:table-cell table:formula="of:=(1-EXP(-[.F$6]/[.$B12]))^[.F$6]" office:value-type="percentage" office:value="0.0165769522664653">
            <text:p>1.6577%</text:p>
          </table:table-cell>
          <table:table-cell table:formula="of:=(1-EXP(-[.G$6]/[.$B12]))^[.G$6]" office:value-type="percentage" office:value="0.0140703381036365">
            <text:p>1.4070%</text:p>
          </table:table-cell>
          <table:table-cell table:formula="of:=(1-EXP(-[.H$6]/[.$B12]))^[.H$6]" office:value-type="percentage" office:value="0.0132721399553384">
            <text:p>1.3272%</text:p>
          </table:table-cell>
          <table:table-cell table:formula="of:=(1-EXP(-[.I$6]/[.$B12]))^[.I$6]" office:value-type="percentage" office:value="0.0134892270493822">
            <text:p>1.3489%</text:p>
          </table:table-cell>
          <table:table-cell table:formula="of:=(1-EXP(-[.J$6]/[.$B12]))^[.J$6]" office:value-type="percentage" office:value="0.0144630511798013">
            <text:p>1.4463%</text:p>
          </table:table-cell>
          <table:table-cell table:formula="of:=(1-EXP(-[.K$6]/[.$B12]))^[.K$6]" office:value-type="percentage" office:value="0.0161138470972901">
            <text:p>1.6114%</text:p>
          </table:table-cell>
          <table:table-cell table:formula="of:=(1-EXP(-[.L$6]/[.$B12]))^[.L$6]" office:value-type="percentage" office:value="0.0184491319919087">
            <text:p>1.8449%</text:p>
          </table:table-cell>
          <table:table-cell table:formula="of:=(1-EXP(-[.M$6]/[.$B12]))^[.M$6]" office:value-type="percentage" office:value="0.0215258583425016">
            <text:p>2.1526%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1-EXP(-[.C$6]/[.$B13]))^[.C$6]" office:value-type="percentage" office:value="0.0951625819640405">
            <text:p>9.5163%</text:p>
          </table:table-cell>
          <table:table-cell table:formula="of:=(1-EXP(-[.D$6]/[.$B13]))^[.D$6]" office:value-type="percentage" office:value="0.0328585398796756">
            <text:p>3.2859%</text:p>
          </table:table-cell>
          <table:table-cell table:formula="of:=(1-EXP(-[.E$6]/[.$B13]))^[.E$6]" office:value-type="percentage" office:value="0.0174105864963266">
            <text:p>1.7411%</text:p>
          </table:table-cell>
          <table:table-cell table:formula="of:=(1-EXP(-[.F$6]/[.$B13]))^[.F$6]" office:value-type="percentage" office:value="0.0118132709066194">
            <text:p>1.1813%</text:p>
          </table:table-cell>
          <table:table-cell table:formula="of:=(1-EXP(-[.G$6]/[.$B13]))^[.G$6]" office:value-type="percentage" office:value="0.00943092922612247">
            <text:p>0.9431%</text:p>
          </table:table-cell>
          <table:table-cell table:formula="of:=(1-EXP(-[.H$6]/[.$B13]))^[.H$6]" office:value-type="percentage" office:value="0.00843620926843853">
            <text:p>0.8436%</text:p>
          </table:table-cell>
          <table:table-cell table:formula="of:=(1-EXP(-[.I$6]/[.$B13]))^[.I$6]" office:value-type="percentage" office:value="0.00819372206586242">
            <text:p>0.8194%</text:p>
          </table:table-cell>
          <table:table-cell table:formula="of:=(1-EXP(-[.J$6]/[.$B13]))^[.J$6]" office:value-type="percentage" office:value="0.00845547233587078">
            <text:p>0.8455%</text:p>
          </table:table-cell>
          <table:table-cell table:formula="of:=(1-EXP(-[.K$6]/[.$B13]))^[.K$6]" office:value-type="percentage" office:value="0.00912699305680986">
            <text:p>0.9127%</text:p>
          </table:table-cell>
          <table:table-cell table:formula="of:=(1-EXP(-[.L$6]/[.$B13]))^[.L$6]" office:value-type="percentage" office:value="0.010185894032017">
            <text:p>1.0186%</text:p>
          </table:table-cell>
          <table:table-cell table:formula="of:=(1-EXP(-[.M$6]/[.$B13]))^[.M$6]" office:value-type="percentage" office:value="0.011649503554673">
            <text:p>1.1650%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1-EXP(-[.C$6]/[.$B14]))^[.C$6]" office:value-type="percentage" office:value="0.0868992837177377">
            <text:p>8.6899%</text:p>
          </table:table-cell>
          <table:table-cell table:formula="of:=(1-EXP(-[.D$6]/[.$B14]))^[.D$6]" office:value-type="percentage" office:value="0.0276380922485176">
            <text:p>2.7638%</text:p>
          </table:table-cell>
          <table:table-cell table:formula="of:=(1-EXP(-[.E$6]/[.$B14]))^[.E$6]" office:value-type="percentage" office:value="0.0136005085038233">
            <text:p>1.3601%</text:p>
          </table:table-cell>
          <table:table-cell table:formula="of:=(1-EXP(-[.F$6]/[.$B14]))^[.F$6]" office:value-type="percentage" office:value="0.0086373276777016">
            <text:p>0.8637%</text:p>
          </table:table-cell>
          <table:table-cell table:formula="of:=(1-EXP(-[.G$6]/[.$B14]))^[.G$6]" office:value-type="percentage" office:value="0.00650177390639116">
            <text:p>0.6502%</text:p>
          </table:table-cell>
          <table:table-cell table:formula="of:=(1-EXP(-[.H$6]/[.$B14]))^[.H$6]" office:value-type="percentage" office:value="0.00552218402602602">
            <text:p>0.5522%</text:p>
          </table:table-cell>
          <table:table-cell table:formula="of:=(1-EXP(-[.I$6]/[.$B14]))^[.I$6]" office:value-type="percentage" office:value="0.00512588701143493">
            <text:p>0.5126%</text:p>
          </table:table-cell>
          <table:table-cell table:formula="of:=(1-EXP(-[.J$6]/[.$B14]))^[.J$6]" office:value-type="percentage" office:value="0.00508641064362711">
            <text:p>0.5086%</text:p>
          </table:table-cell>
          <table:table-cell table:formula="of:=(1-EXP(-[.K$6]/[.$B14]))^[.K$6]" office:value-type="percentage" office:value="0.00530976830577763">
            <text:p>0.5310%</text:p>
          </table:table-cell>
          <table:table-cell table:formula="of:=(1-EXP(-[.L$6]/[.$B14]))^[.L$6]" office:value-type="percentage" office:value="0.00576157350104004">
            <text:p>0.5762%</text:p>
          </table:table-cell>
          <table:table-cell table:formula="of:=(1-EXP(-[.M$6]/[.$B14]))^[.M$6]" office:value-type="percentage" office:value="0.00643871302768703">
            <text:p>0.6439%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1-EXP(-[.C$6]/[.$B15]))^[.C$6]" office:value-type="percentage" office:value="0.0799555853706767">
            <text:p>7.9956%</text:p>
          </table:table-cell>
          <table:table-cell table:formula="of:=(1-EXP(-[.D$6]/[.$B15]))^[.D$6]" office:value-type="percentage" office:value="0.0235678607925611">
            <text:p>2.3568%</text:p>
          </table:table-cell>
          <table:table-cell table:formula="of:=(1-EXP(-[.E$6]/[.$B15]))^[.E$6]" office:value-type="percentage" office:value="0.010823077182671">
            <text:p>1.0823%</text:p>
          </table:table-cell>
          <table:table-cell table:formula="of:=(1-EXP(-[.F$6]/[.$B15]))^[.F$6]" office:value-type="percentage" office:value="0.00645684533035264">
            <text:p>0.6457%</text:p>
          </table:table-cell>
          <table:table-cell table:formula="of:=(1-EXP(-[.G$6]/[.$B15]))^[.G$6]" office:value-type="percentage" office:value="0.0045945082103487">
            <text:p>0.4595%</text:p>
          </table:table-cell>
          <table:table-cell table:formula="of:=(1-EXP(-[.H$6]/[.$B15]))^[.H$6]" office:value-type="percentage" office:value="0.00371078150089925">
            <text:p>0.3711%</text:p>
          </table:table-cell>
          <table:table-cell table:formula="of:=(1-EXP(-[.I$6]/[.$B15]))^[.I$6]" office:value-type="percentage" office:value="0.00329392832184803">
            <text:p>0.3294%</text:p>
          </table:table-cell>
          <table:table-cell table:formula="of:=(1-EXP(-[.J$6]/[.$B15]))^[.J$6]" office:value-type="percentage" office:value="0.00314235034570259">
            <text:p>0.3142%</text:p>
          </table:table-cell>
          <table:table-cell table:formula="of:=(1-EXP(-[.K$6]/[.$B15]))^[.K$6]" office:value-type="percentage" office:value="0.00316950078247633">
            <text:p>0.3170%</text:p>
          </table:table-cell>
          <table:table-cell table:formula="of:=(1-EXP(-[.L$6]/[.$B15]))^[.L$6]" office:value-type="percentage" office:value="0.00333865698929832">
            <text:p>0.3339%</text:p>
          </table:table-cell>
          <table:table-cell table:formula="of:=(1-EXP(-[.M$6]/[.$B15]))^[.M$6]" office:value-type="percentage" office:value="0.00363798300764397">
            <text:p>0.3638%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1-EXP(-[.C$6]/[.$B16]))^[.C$6]" office:value-type="percentage" office:value="0.074038921357684">
            <text:p>7.4039%</text:p>
          </table:table-cell>
          <table:table-cell table:formula="of:=(1-EXP(-[.D$6]/[.$B16]))^[.D$6]" office:value-type="percentage" office:value="0.020333642270802">
            <text:p>2.0334%</text:p>
          </table:table-cell>
          <table:table-cell table:formula="of:=(1-EXP(-[.E$6]/[.$B16]))^[.E$6]" office:value-type="percentage" office:value="0.00875166597573542">
            <text:p>0.8752%</text:p>
          </table:table-cell>
          <table:table-cell table:formula="of:=(1-EXP(-[.F$6]/[.$B16]))^[.F$6]" office:value-type="percentage" office:value="0.0049210274530353">
            <text:p>0.4921%</text:p>
          </table:table-cell>
          <table:table-cell table:formula="of:=(1-EXP(-[.G$6]/[.$B16]))^[.G$6]" office:value-type="percentage" office:value="0.00331825894229346">
            <text:p>0.3318%</text:p>
          </table:table-cell>
          <table:table-cell table:formula="of:=(1-EXP(-[.H$6]/[.$B16]))^[.H$6]" office:value-type="percentage" office:value="0.00255272339346146">
            <text:p>0.2553%</text:p>
          </table:table-cell>
          <table:table-cell table:formula="of:=(1-EXP(-[.I$6]/[.$B16]))^[.I$6]" office:value-type="percentage" office:value="0.00216891733575653">
            <text:p>0.2169%</text:p>
          </table:table-cell>
          <table:table-cell table:formula="of:=(1-EXP(-[.J$6]/[.$B16]))^[.J$6]" office:value-type="percentage" office:value="0.00198971426485634">
            <text:p>0.1990%</text:p>
          </table:table-cell>
          <table:table-cell table:formula="of:=(1-EXP(-[.K$6]/[.$B16]))^[.K$6]" office:value-type="percentage" office:value="0.00193841167144781">
            <text:p>0.1938%</text:p>
          </table:table-cell>
          <table:table-cell table:formula="of:=(1-EXP(-[.L$6]/[.$B16]))^[.L$6]" office:value-type="percentage" office:value="0.00198040760248756">
            <text:p>0.1980%</text:p>
          </table:table-cell>
          <table:table-cell table:formula="of:=(1-EXP(-[.M$6]/[.$B16]))^[.M$6]" office:value-type="percentage" office:value="0.00210125342890127">
            <text:p>0.2101%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1-EXP(-[.C$6]/[.$B17]))^[.C$6]" office:value-type="percentage" office:value="0.0689372202959773">
            <text:p>6.8937%</text:p>
          </table:table-cell>
          <table:table-cell table:formula="of:=(1-EXP(-[.D$6]/[.$B17]))^[.D$6]" office:value-type="percentage" office:value="0.0177214935749227">
            <text:p>1.7721%</text:p>
          </table:table-cell>
          <table:table-cell table:formula="of:=(1-EXP(-[.E$6]/[.$B17]))^[.E$6]" office:value-type="percentage" office:value="0.00717590715121914">
            <text:p>0.7176%</text:p>
          </table:table-cell>
          <table:table-cell table:formula="of:=(1-EXP(-[.F$6]/[.$B17]))^[.F$6]" office:value-type="percentage" office:value="0.00381473436158206">
            <text:p>0.3815%</text:p>
          </table:table-cell>
          <table:table-cell table:formula="of:=(1-EXP(-[.G$6]/[.$B17]))^[.G$6]" office:value-type="percentage" office:value="0.00244329122050551">
            <text:p>0.2443%</text:p>
          </table:table-cell>
          <table:table-cell table:formula="of:=(1-EXP(-[.H$6]/[.$B17]))^[.H$6]" office:value-type="percentage" office:value="0.00179338002117743">
            <text:p>0.1793%</text:p>
          </table:table-cell>
          <table:table-cell table:formula="of:=(1-EXP(-[.I$6]/[.$B17]))^[.I$6]" office:value-type="percentage" office:value="0.00146007874910939">
            <text:p>0.1460%</text:p>
          </table:table-cell>
          <table:table-cell table:formula="of:=(1-EXP(-[.J$6]/[.$B17]))^[.J$6]" office:value-type="percentage" office:value="0.00128873817409032">
            <text:p>0.1289%</text:p>
          </table:table-cell>
          <table:table-cell table:formula="of:=(1-EXP(-[.K$6]/[.$B17]))^[.K$6]" office:value-type="percentage" office:value="0.0012126979841213">
            <text:p>0.1213%</text:p>
          </table:table-cell>
          <table:table-cell table:formula="of:=(1-EXP(-[.L$6]/[.$B17]))^[.L$6]" office:value-type="percentage" office:value="0.00120116603147758">
            <text:p>0.1201%</text:p>
          </table:table-cell>
          <table:table-cell table:formula="of:=(1-EXP(-[.M$6]/[.$B17]))^[.M$6]" office:value-type="percentage" office:value="0.00123992786908124">
            <text:p>0.1240%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1-EXP(-[.C$6]/[.$B18]))^[.C$6]" office:value-type="percentage" office:value="0.0644930149683822">
            <text:p>6.4493%</text:p>
          </table:table-cell>
          <table:table-cell table:formula="of:=(1-EXP(-[.D$6]/[.$B18]))^[.D$6]" office:value-type="percentage" office:value="0.0155817002787538">
            <text:p>1.5582%</text:p>
          </table:table-cell>
          <table:table-cell table:formula="of:=(1-EXP(-[.E$6]/[.$B18]))^[.E$6]" office:value-type="percentage" office:value="0.0059562427789459">
            <text:p>0.5956%</text:p>
          </table:table-cell>
          <table:table-cell table:formula="of:=(1-EXP(-[.F$6]/[.$B18]))^[.F$6]" office:value-type="percentage" office:value="0.00300189399812192">
            <text:p>0.3002%</text:p>
          </table:table-cell>
          <table:table-cell table:formula="of:=(1-EXP(-[.G$6]/[.$B18]))^[.G$6]" office:value-type="percentage" office:value="0.00183031348362281">
            <text:p>0.1830%</text:p>
          </table:table-cell>
          <table:table-cell table:formula="of:=(1-EXP(-[.H$6]/[.$B18]))^[.H$6]" office:value-type="percentage" office:value="0.00128397109001361">
            <text:p>0.1284%</text:p>
          </table:table-cell>
          <table:table-cell table:style-name="ce3" table:formula="of:=(1-EXP(-[.I$6]/[.$B18]))^[.I$6]" office:value-type="percentage" office:value="0.00100284927383651">
            <text:p>0.1003%</text:p>
          </table:table-cell>
          <table:table-cell table:formula="of:=(1-EXP(-[.J$6]/[.$B18]))^[.J$6]" office:value-type="percentage" office:value="0.00085226629190931">
            <text:p>0.0852%</text:p>
          </table:table-cell>
          <table:table-cell table:formula="of:=(1-EXP(-[.K$6]/[.$B18]))^[.K$6]" office:value-type="percentage" office:value="0.000774856028832253">
            <text:p>0.0775%</text:p>
          </table:table-cell>
          <table:table-cell table:formula="of:=(1-EXP(-[.L$6]/[.$B18]))^[.L$6]" office:value-type="percentage" office:value="0.000743991980823371">
            <text:p>0.0744%</text:p>
          </table:table-cell>
          <table:table-cell table:formula="of:=(1-EXP(-[.M$6]/[.$B18]))^[.M$6]" office:value-type="percentage" office:value="0.000746846165547439">
            <text:p>0.0747%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1-EXP(-[.C$6]/[.$B19]))^[.C$6]" office:value-type="percentage" office:value="0.0605869371865242">
            <text:p>6.0587%</text:p>
          </table:table-cell>
          <table:table-cell table:formula="of:=(1-EXP(-[.D$6]/[.$B19]))^[.D$6]" office:value-type="percentage" office:value="0.0138069779022141">
            <text:p>1.3807%</text:p>
          </table:table-cell>
          <table:table-cell table:formula="of:=(1-EXP(-[.E$6]/[.$B19]))^[.E$6]" office:value-type="percentage" office:value="0.00499765710079256">
            <text:p>0.4998%</text:p>
          </table:table-cell>
          <table:table-cell table:formula="of:=(1-EXP(-[.F$6]/[.$B19]))^[.F$6]" office:value-type="percentage" office:value="0.00239405619756456">
            <text:p>0.2394%</text:p>
          </table:table-cell>
          <table:table-cell table:formula="of:=(1-EXP(-[.G$6]/[.$B19]))^[.G$6]" office:value-type="percentage" office:value="0.00139247083855621">
            <text:p>0.1392%</text:p>
          </table:table-cell>
          <table:table-cell table:style-name="ce3" table:formula="of:=(1-EXP(-[.H$6]/[.$B19]))^[.H$6]" office:value-type="percentage" office:value="0.00093509692113381">
            <text:p>0.0935%</text:p>
          </table:table-cell>
          <table:table-cell table:formula="of:=(1-EXP(-[.I$6]/[.$B19]))^[.I$6]" office:value-type="percentage" office:value="0.000701519426158508">
            <text:p>0.0702%</text:p>
          </table:table-cell>
          <table:table-cell table:formula="of:=(1-EXP(-[.J$6]/[.$B19]))^[.J$6]" office:value-type="percentage" office:value="0.000574496222179676">
            <text:p>0.0574%</text:p>
          </table:table-cell>
          <table:table-cell table:formula="of:=(1-EXP(-[.K$6]/[.$B19]))^[.K$6]" office:value-type="percentage" office:value="0.00050488178194274">
            <text:p>0.0505%</text:p>
          </table:table-cell>
          <table:table-cell table:formula="of:=(1-EXP(-[.L$6]/[.$B19]))^[.L$6]" office:value-type="percentage" office:value="0.000469988452063679">
            <text:p>0.0470%</text:p>
          </table:table-cell>
          <table:table-cell table:formula="of:=(1-EXP(-[.M$6]/[.$B19]))^[.M$6]" office:value-type="percentage" office:value="0.000458710730814628">
            <text:p>0.0459%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1-EXP(-[.C$6]/[.$B20]))^[.C$6]" office:value-type="percentage" office:value="0.057126856145125">
            <text:p>5.7127%</text:p>
          </table:table-cell>
          <table:table-cell table:formula="of:=(1-EXP(-[.D$6]/[.$B20]))^[.D$6]" office:value-type="percentage" office:value="0.0123188321759469">
            <text:p>1.2319%</text:p>
          </table:table-cell>
          <table:table-cell table:formula="of:=(1-EXP(-[.E$6]/[.$B20]))^[.E$6]" office:value-type="percentage" office:value="0.00423396096943332">
            <text:p>0.4234%</text:p>
          </table:table-cell>
          <table:table-cell table:formula="of:=(1-EXP(-[.F$6]/[.$B20]))^[.F$6]" office:value-type="percentage" office:value="0.00193230594310934">
            <text:p>0.1932%</text:p>
          </table:table-cell>
          <table:table-cell table:style-name="ce3" table:formula="of:=(1-EXP(-[.G$6]/[.$B20]))^[.G$6]" office:value-type="percentage" office:value="0.00107421798829241">
            <text:p>0.1074%</text:p>
          </table:table-cell>
          <table:table-cell table:formula="of:=(1-EXP(-[.H$6]/[.$B20]))^[.H$6]" office:value-type="percentage" office:value="0.000691645391790774">
            <text:p>0.0692%</text:p>
          </table:table-cell>
          <table:table-cell table:formula="of:=(1-EXP(-[.I$6]/[.$B20]))^[.I$6]" office:value-type="percentage" office:value="0.000498994049982375">
            <text:p>0.0499%</text:p>
          </table:table-cell>
          <table:table-cell table:formula="of:=(1-EXP(-[.J$6]/[.$B20]))^[.J$6]" office:value-type="percentage" office:value="0.000394123854136141">
            <text:p>0.0394%</text:p>
          </table:table-cell>
          <table:table-cell table:formula="of:=(1-EXP(-[.K$6]/[.$B20]))^[.K$6]" office:value-type="percentage" office:value="0.000334995843498956">
            <text:p>0.0335%</text:p>
          </table:table-cell>
          <table:table-cell table:formula="of:=(1-EXP(-[.L$6]/[.$B20]))^[.L$6]" office:value-type="percentage" office:value="0.000302418987637871">
            <text:p>0.0302%</text:p>
          </table:table-cell>
          <table:table-cell table:formula="of:=(1-EXP(-[.M$6]/[.$B20]))^[.M$6]" office:value-type="percentage" office:value="0.000286982279178727">
            <text:p>0.0287%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1-EXP(-[.C$6]/[.$B21]))^[.C$6]" office:value-type="percentage" office:value="0.0540405310932346">
            <text:p>5.4041%</text:p>
          </table:table-cell>
          <table:table-cell table:formula="of:=(1-EXP(-[.D$6]/[.$B21]))^[.D$6]" office:value-type="percentage" office:value="0.0110587692880685">
            <text:p>1.1059%</text:p>
          </table:table-cell>
          <table:table-cell table:formula="of:=(1-EXP(-[.E$6]/[.$B21]))^[.E$6]" office:value-type="percentage" office:value="0.0036180973368921">
            <text:p>0.3618%</text:p>
          </table:table-cell>
          <table:table-cell table:formula="of:=(1-EXP(-[.F$6]/[.$B21]))^[.F$6]" office:value-type="percentage" office:value="0.00157653328931466">
            <text:p>0.1577%</text:p>
          </table:table-cell>
          <table:table-cell table:formula="of:=(1-EXP(-[.G$6]/[.$B21]))^[.G$6]" office:value-type="percentage" office:value="0.000839210580945471">
            <text:p>0.0839%</text:p>
          </table:table-cell>
          <table:table-cell table:formula="of:=(1-EXP(-[.H$6]/[.$B21]))^[.H$6]" office:value-type="percentage" office:value="0.000518836564441681">
            <text:p>0.0519%</text:p>
          </table:table-cell>
          <table:table-cell table:formula="of:=(1-EXP(-[.I$6]/[.$B21]))^[.I$6]" office:value-type="percentage" office:value="0.000360402985277593">
            <text:p>0.0360%</text:p>
          </table:table-cell>
          <table:table-cell table:formula="of:=(1-EXP(-[.J$6]/[.$B21]))^[.J$6]" office:value-type="percentage" office:value="0.000274795346444668">
            <text:p>0.0275%</text:p>
          </table:table-cell>
          <table:table-cell table:formula="of:=(1-EXP(-[.K$6]/[.$B21]))^[.K$6]" office:value-type="percentage" office:value="0.000226046649538622">
            <text:p>0.0226%</text:p>
          </table:table-cell>
          <table:table-cell table:formula="of:=(1-EXP(-[.L$6]/[.$B21]))^[.L$6]" office:value-type="percentage" office:value="0.000197974414350646">
            <text:p>0.0198%</text:p>
          </table:table-cell>
          <table:table-cell table:formula="of:=(1-EXP(-[.M$6]/[.$B21]))^[.M$6]" office:value-type="percentage" office:value="0.000182691007887069">
            <text:p>0.0183%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1-EXP(-[.C$6]/[.$B22]))^[.C$6]" office:value-type="percentage" office:value="0.0512705199835628">
            <text:p>5.1271%</text:p>
          </table:table-cell>
          <table:table-cell table:formula="of:=(1-EXP(-[.D$6]/[.$B22]))^[.D$6]" office:value-type="percentage" office:value="0.00998248242790824">
            <text:p>0.9982%</text:p>
          </table:table-cell>
          <table:table-cell table:formula="of:=(1-EXP(-[.E$6]/[.$B22]))^[.E$6]" office:value-type="percentage" office:value="0.0031159958573496">
            <text:p>0.3116%</text:p>
          </table:table-cell>
          <table:table-cell table:formula="of:=(1-EXP(-[.F$6]/[.$B22]))^[.F$6]" office:value-type="percentage" office:value="0.00129888777048685">
            <text:p>0.1299%</text:p>
          </table:table-cell>
          <table:table-cell table:formula="of:=(1-EXP(-[.G$6]/[.$B22]))^[.G$6]" office:value-type="percentage" office:value="0.0006631688852494">
            <text:p>0.0663%</text:p>
          </table:table-cell>
          <table:table-cell table:formula="of:=(1-EXP(-[.H$6]/[.$B22]))^[.H$6]" office:value-type="percentage" office:value="0.000394246023622867">
            <text:p>0.0394%</text:p>
          </table:table-cell>
          <table:table-cell table:formula="of:=(1-EXP(-[.I$6]/[.$B22]))^[.I$6]" office:value-type="percentage" office:value="0.000263981621087473">
            <text:p>0.0264%</text:p>
          </table:table-cell>
          <table:table-cell table:formula="of:=(1-EXP(-[.J$6]/[.$B22]))^[.J$6]" office:value-type="percentage" office:value="0.000194479853559386">
            <text:p>0.0194%</text:p>
          </table:table-cell>
          <table:table-cell table:formula="of:=(1-EXP(-[.K$6]/[.$B22]))^[.K$6]" office:value-type="percentage" office:value="0.000154932029049169">
            <text:p>0.0155%</text:p>
          </table:table-cell>
          <table:table-cell table:formula="of:=(1-EXP(-[.L$6]/[.$B22]))^[.L$6]" office:value-type="percentage" office:value="0.000131702765561226">
            <text:p>0.0132%</text:p>
          </table:table-cell>
          <table:table-cell table:formula="of:=(1-EXP(-[.M$6]/[.$B22]))^[.M$6]" office:value-type="percentage" office:value="0.000118216374118926">
            <text:p>0.0118%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1-EXP(-[.C$6]/[.$B23]))^[.C$6]" office:value-type="percentage" office:value="0.048770575499286">
            <text:p>4.8771%</text:p>
          </table:table-cell>
          <table:table-cell table:formula="of:=(1-EXP(-[.D$6]/[.$B23]))^[.D$6]" office:value-type="percentage" office:value="0.00905591700606272">
            <text:p>0.9056%</text:p>
          </table:table-cell>
          <table:table-cell table:formula="of:=(1-EXP(-[.E$6]/[.$B23]))^[.E$6]" office:value-type="percentage" office:value="0.00270258114820688">
            <text:p>0.2703%</text:p>
          </table:table-cell>
          <table:table-cell table:style-name="ce3" table:formula="of:=(1-EXP(-[.F$6]/[.$B23]))^[.F$6]" office:value-type="percentage" office:value="0.00107968364302423">
            <text:p>0.1080%</text:p>
          </table:table-cell>
          <table:table-cell table:formula="of:=(1-EXP(-[.G$6]/[.$B23]))^[.G$6]" office:value-type="percentage" office:value="0.000529563356184331">
            <text:p>0.0530%</text:p>
          </table:table-cell>
          <table:table-cell table:formula="of:=(1-EXP(-[.H$6]/[.$B23]))^[.H$6]" office:value-type="percentage" office:value="0.00030312852214607">
            <text:p>0.0303%</text:p>
          </table:table-cell>
          <table:table-cell table:formula="of:=(1-EXP(-[.I$6]/[.$B23]))^[.I$6]" office:value-type="percentage" office:value="0.000195869466550248">
            <text:p>0.0196%</text:p>
          </table:table-cell>
          <table:table-cell table:formula="of:=(1-EXP(-[.J$6]/[.$B23]))^[.J$6]" office:value-type="percentage" office:value="0.00013955336951318">
            <text:p>0.0140%</text:p>
          </table:table-cell>
          <table:table-cell table:style-name="ce4" table:formula="of:=(1-EXP(-[.K$6]/[.$B23]))^[.K$6]" office:value-type="percentage" office:value="0.000107743247392474">
            <text:p>0.0108%</text:p>
          </table:table-cell>
          <table:table-cell table:formula="of:=(1-EXP(-[.L$6]/[.$B23]))^[.L$6]" office:value-type="percentage" office:value="0.000088942426068131">
            <text:p>0.0089%</text:p>
          </table:table-cell>
          <table:table-cell table:formula="of:=(1-EXP(-[.M$6]/[.$B23]))^[.M$6]" office:value-type="percentage" office:value="0.0000776802893331609">
            <text:p>0.0078%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1-EXP(-[.C$6]/[.$B24]))^[.C$6]" office:value-type="percentage" office:value="0.0465030451665233">
            <text:p>4.6503%</text:p>
          </table:table-cell>
          <table:table-cell table:formula="of:=(1-EXP(-[.D$6]/[.$B24]))^[.D$6]" office:value-type="percentage" office:value="0.0082525518708119">
            <text:p>0.8253%</text:p>
          </table:table-cell>
          <table:table-cell table:formula="of:=(1-EXP(-[.E$6]/[.$B24]))^[.E$6]" office:value-type="percentage" office:value="0.00235912244425737">
            <text:p>0.2359%</text:p>
          </table:table-cell>
          <table:table-cell table:formula="of:=(1-EXP(-[.F$6]/[.$B24]))^[.F$6]" office:value-type="percentage" office:value="0.000904779173381382">
            <text:p>0.0905%</text:p>
          </table:table-cell>
          <table:table-cell table:formula="of:=(1-EXP(-[.G$6]/[.$B24]))^[.G$6]" office:value-type="percentage" office:value="0.000426944719216298">
            <text:p>0.0427%</text:p>
          </table:table-cell>
          <table:table-cell table:formula="of:=(1-EXP(-[.H$6]/[.$B24]))^[.H$6]" office:value-type="percentage" office:value="0.000235611482527218">
            <text:p>0.0236%</text:p>
          </table:table-cell>
          <table:table-cell table:formula="of:=(1-EXP(-[.I$6]/[.$B24]))^[.I$6]" office:value-type="percentage" office:value="0.000147073920948681">
            <text:p>0.0147%</text:p>
          </table:table-cell>
          <table:table-cell table:style-name="ce4" table:formula="of:=(1-EXP(-[.J$6]/[.$B24]))^[.J$6]" office:value-type="percentage" office:value="0.000101430151845836">
            <text:p>0.0101%</text:p>
          </table:table-cell>
          <table:table-cell table:formula="of:=(1-EXP(-[.K$6]/[.$B24]))^[.K$6]" office:value-type="percentage" office:value="0.0000759466270875523">
            <text:p>0.0076%</text:p>
          </table:table-cell>
          <table:table-cell table:formula="of:=(1-EXP(-[.L$6]/[.$B24]))^[.L$6]" office:value-type="percentage" office:value="0.0000609155859614678">
            <text:p>0.0061%</text:p>
          </table:table-cell>
          <table:table-cell table:formula="of:=(1-EXP(-[.M$6]/[.$B24]))^[.M$6]" office:value-type="percentage" office:value="0.000051786470587936">
            <text:p>0.0052%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1-EXP(-[.C$6]/[.$B25]))^[.C$6]" office:value-type="percentage" office:value="0.0444369637317158">
            <text:p>4.4437%</text:p>
          </table:table-cell>
          <table:table-cell table:formula="of:=(1-EXP(-[.D$6]/[.$B25]))^[.D$6]" office:value-type="percentage" office:value="0.00755148551065587">
            <text:p>0.7551%</text:p>
          </table:table-cell>
          <table:table-cell table:formula="of:=(1-EXP(-[.E$6]/[.$B25]))^[.E$6]" office:value-type="percentage" office:value="0.00207143861805454">
            <text:p>0.2071%</text:p>
          </table:table-cell>
          <table:table-cell table:formula="of:=(1-EXP(-[.F$6]/[.$B25]))^[.F$6]" office:value-type="percentage" office:value="0.000763864143137569">
            <text:p>0.0764%</text:p>
          </table:table-cell>
          <table:table-cell table:formula="of:=(1-EXP(-[.G$6]/[.$B25]))^[.G$6]" office:value-type="percentage" office:value="0.000347256057698263">
            <text:p>0.0347%</text:p>
          </table:table-cell>
          <table:table-cell table:formula="of:=(1-EXP(-[.H$6]/[.$B25]))^[.H$6]" office:value-type="percentage" office:value="0.00018497383156257">
            <text:p>0.0185%</text:p>
          </table:table-cell>
          <table:table-cell table:style-name="ce4" table:formula="of:=(1-EXP(-[.I$6]/[.$B25]))^[.I$6]" office:value-type="percentage" office:value="0.000111659206020775">
            <text:p>0.0112%</text:p>
          </table:table-cell>
          <table:table-cell table:formula="of:=(1-EXP(-[.J$6]/[.$B25]))^[.J$6]" office:value-type="percentage" office:value="0.00007460342941199">
            <text:p>0.0075%</text:p>
          </table:table-cell>
          <table:table-cell table:formula="of:=(1-EXP(-[.K$6]/[.$B25]))^[.K$6]" office:value-type="percentage" office:value="0.0000542125024663645">
            <text:p>0.0054%</text:p>
          </table:table-cell>
          <table:table-cell table:formula="of:=(1-EXP(-[.L$6]/[.$B25]))^[.L$6]" office:value-type="percentage" office:value="0.000042273063929829">
            <text:p>0.0042%</text:p>
          </table:table-cell>
          <table:table-cell table:formula="of:=(1-EXP(-[.M$6]/[.$B25]))^[.M$6]" office:value-type="percentage" office:value="0.0000349961177085854">
            <text:p>0.0035%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1-EXP(-[.C$6]/[.$B26]))^[.C$6]" office:value-type="percentage" office:value="0.0425466319316191">
            <text:p>4.2547%</text:p>
          </table:table-cell>
          <table:table-cell table:formula="of:=(1-EXP(-[.D$6]/[.$B26]))^[.D$6]" office:value-type="percentage" office:value="0.00693606607992513">
            <text:p>0.6936%</text:p>
          </table:table-cell>
          <table:table-cell table:formula="of:=(1-EXP(-[.E$6]/[.$B26]))^[.E$6]" office:value-type="percentage" office:value="0.00182866039814311">
            <text:p>0.1829%</text:p>
          </table:table-cell>
          <table:table-cell table:formula="of:=(1-EXP(-[.F$6]/[.$B26]))^[.F$6]" office:value-type="percentage" office:value="0.000649319401429129">
            <text:p>0.0649%</text:p>
          </table:table-cell>
          <table:table-cell table:formula="of:=(1-EXP(-[.G$6]/[.$B26]))^[.G$6]" office:value-type="percentage" office:value="0.000284744567994607">
            <text:p>0.0285%</text:p>
          </table:table-cell>
          <table:table-cell table:formula="of:=(1-EXP(-[.H$6]/[.$B26]))^[.H$6]" office:value-type="percentage" office:value="0.000146569098106761">
            <text:p>0.0147%</text:p>
          </table:table-cell>
          <table:table-cell table:formula="of:=(1-EXP(-[.I$6]/[.$B26]))^[.I$6]" office:value-type="percentage" office:value="0.0000856440932347533">
            <text:p>0.0086%</text:p>
          </table:table-cell>
          <table:table-cell table:formula="of:=(1-EXP(-[.J$6]/[.$B26]))^[.J$6]" office:value-type="percentage" office:value="0.0000554827353893171">
            <text:p>0.0055%</text:p>
          </table:table-cell>
          <table:table-cell table:formula="of:=(1-EXP(-[.K$6]/[.$B26]))^[.K$6]" office:value-type="percentage" office:value="0.0000391562798981958">
            <text:p>0.0039%</text:p>
          </table:table-cell>
          <table:table-cell table:formula="of:=(1-EXP(-[.L$6]/[.$B26]))^[.L$6]" office:value-type="percentage" office:value="0.0000297000147687967">
            <text:p>0.0030%</text:p>
          </table:table-cell>
          <table:table-cell table:formula="of:=(1-EXP(-[.M$6]/[.$B26]))^[.M$6]" office:value-type="percentage" office:value="0.0000239537398175925">
            <text:p>0.0024%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1-EXP(-[.C$6]/[.$B27]))^[.C$6]" office:value-type="percentage" office:value="0.0408105428908618">
            <text:p>4.0811%</text:p>
          </table:table-cell>
          <table:table-cell table:formula="of:=(1-EXP(-[.D$6]/[.$B27]))^[.D$6]" office:value-type="percentage" office:value="0.00639289563196757">
            <text:p>0.6393%</text:p>
          </table:table-cell>
          <table:table-cell table:formula="of:=(1-EXP(-[.E$6]/[.$B27]))^[.E$6]" office:value-type="percentage" office:value="0.0016223626694562">
            <text:p>0.1622%</text:p>
          </table:table-cell>
          <table:table-cell table:formula="of:=(1-EXP(-[.F$6]/[.$B27]))^[.F$6]" office:value-type="percentage" office:value="0.000555444062337538">
            <text:p>0.0555%</text:p>
          </table:table-cell>
          <table:table-cell table:formula="of:=(1-EXP(-[.G$6]/[.$B27]))^[.G$6]" office:value-type="percentage" office:value="0.00023524713790236">
            <text:p>0.0235%</text:p>
          </table:table-cell>
          <table:table-cell table:style-name="ce4" table:formula="of:=(1-EXP(-[.H$6]/[.$B27]))^[.H$6]" office:value-type="percentage" office:value="0.000117138999702053">
            <text:p>0.0117%</text:p>
          </table:table-cell>
          <table:table-cell table:formula="of:=(1-EXP(-[.I$6]/[.$B27]))^[.I$6]" office:value-type="percentage" office:value="0.0000663182956174984">
            <text:p>0.0066%</text:p>
          </table:table-cell>
          <table:table-cell table:formula="of:=(1-EXP(-[.J$6]/[.$B27]))^[.J$6]" office:value-type="percentage" office:value="0.0000416908516200967">
            <text:p>0.0042%</text:p>
          </table:table-cell>
          <table:table-cell table:formula="of:=(1-EXP(-[.K$6]/[.$B27]))^[.K$6]" office:value-type="percentage" office:value="0.0000285946602355208">
            <text:p>0.0029%</text:p>
          </table:table-cell>
          <table:table-cell table:formula="of:=(1-EXP(-[.L$6]/[.$B27]))^[.L$6]" office:value-type="percentage" office:value="0.0000211095056949616">
            <text:p>0.0021%</text:p>
          </table:table-cell>
          <table:table-cell table:formula="of:=(1-EXP(-[.M$6]/[.$B27]))^[.M$6]" office:value-type="percentage" office:value="0.0000165940953649889">
            <text:p>0.0017%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1-EXP(-[.C$6]/[.$B28]))^[.C$6]" office:value-type="percentage" office:value="0.0392105608476768">
            <text:p>3.9211%</text:p>
          </table:table-cell>
          <table:table-cell table:formula="of:=(1-EXP(-[.D$6]/[.$B28]))^[.D$6]" office:value-type="percentage" office:value="0.00591109619293978">
            <text:p>0.5911%</text:p>
          </table:table-cell>
          <table:table-cell table:formula="of:=(1-EXP(-[.E$6]/[.$B28]))^[.E$6]" office:value-type="percentage" office:value="0.00144594697715663">
            <text:p>0.1446%</text:p>
          </table:table-cell>
          <table:table-cell table:formula="of:=(1-EXP(-[.F$6]/[.$B28]))^[.F$6]" office:value-type="percentage" office:value="0.000477923395785341">
            <text:p>0.0478%</text:p>
          </table:table-cell>
          <table:table-cell table:formula="of:=(1-EXP(-[.G$6]/[.$B28]))^[.G$6]" office:value-type="percentage" office:value="0.000195713440885024">
            <text:p>0.0196%</text:p>
          </table:table-cell>
          <table:table-cell table:formula="of:=(1-EXP(-[.H$6]/[.$B28]))^[.H$6]" office:value-type="percentage" office:value="0.0000943683289488552">
            <text:p>0.0094%</text:p>
          </table:table-cell>
          <table:table-cell table:formula="of:=(1-EXP(-[.I$6]/[.$B28]))^[.I$6]" office:value-type="percentage" office:value="0.0000518110047156156">
            <text:p>0.0052%</text:p>
          </table:table-cell>
          <table:table-cell table:formula="of:=(1-EXP(-[.J$6]/[.$B28]))^[.J$6]" office:value-type="percentage" office:value="0.0000316310915263076">
            <text:p>0.0032%</text:p>
          </table:table-cell>
          <table:table-cell table:formula="of:=(1-EXP(-[.K$6]/[.$B28]))^[.K$6]" office:value-type="percentage" office:value="0.0000210983945495903">
            <text:p>0.0021%</text:p>
          </table:table-cell>
          <table:table-cell table:formula="of:=(1-EXP(-[.L$6]/[.$B28]))^[.L$6]" office:value-type="percentage" office:value="0.0000151678983225982">
            <text:p>0.0015%</text:p>
          </table:table-cell>
          <table:table-cell table:formula="of:=(1-EXP(-[.M$6]/[.$B28]))^[.M$6]" office:value-type="percentage" office:value="0.0000116268270000135">
            <text:p>0.0012%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1-EXP(-[.C$6]/[.$B29]))^[.C$6]" office:value-type="percentage" office:value="0.0377312856367428">
            <text:p>3.7731%</text:p>
          </table:table-cell>
          <table:table-cell table:formula="of:=(1-EXP(-[.D$6]/[.$B29]))^[.D$6]" office:value-type="percentage" office:value="0.00548176187580931">
            <text:p>0.5482%</text:p>
          </table:table-cell>
          <table:table-cell table:formula="of:=(1-EXP(-[.E$6]/[.$B29]))^[.E$6]" office:value-type="percentage" office:value="0.00129419596312317">
            <text:p>0.1294%</text:p>
          </table:table-cell>
          <table:table-cell table:formula="of:=(1-EXP(-[.F$6]/[.$B29]))^[.F$6]" office:value-type="percentage" office:value="0.000413457007996945">
            <text:p>0.0413%</text:p>
          </table:table-cell>
          <table:table-cell table:formula="of:=(1-EXP(-[.G$6]/[.$B29]))^[.G$6]" office:value-type="percentage" office:value="0.000163882623514423">
            <text:p>0.0164%</text:p>
          </table:table-cell>
          <table:table-cell table:formula="of:=(1-EXP(-[.H$6]/[.$B29]))^[.H$6]" office:value-type="percentage" office:value="0.000076591657350845">
            <text:p>0.0077%</text:p>
          </table:table-cell>
          <table:table-cell table:formula="of:=(1-EXP(-[.I$6]/[.$B29]))^[.I$6]" office:value-type="percentage" office:value="0.000040814071265495">
            <text:p>0.0041%</text:p>
          </table:table-cell>
          <table:table-cell table:formula="of:=(1-EXP(-[.J$6]/[.$B29]))^[.J$6]" office:value-type="percentage" office:value="0.0000242165111935271">
            <text:p>0.0024%</text:p>
          </table:table-cell>
          <table:table-cell table:formula="of:=(1-EXP(-[.K$6]/[.$B29]))^[.K$6]" office:value-type="percentage" office:value="0.0000157188283886284">
            <text:p>0.0016%</text:p>
          </table:table-cell>
          <table:table-cell table:formula="of:=(1-EXP(-[.L$6]/[.$B29]))^[.L$6]" office:value-type="percentage" office:value="0.0000110108424081105">
            <text:p>0.0011%</text:p>
          </table:table-cell>
          <table:table-cell table:formula="of:=(1-EXP(-[.M$6]/[.$B29]))^[.M$6]" office:value-type="percentage" office:value="0.00000823415291223264">
            <text:p>0.0008%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(1-EXP(-[.C$6]/[.$B30]))^[.C$6]" office:value-type="percentage" office:value="0.0363595556987137">
            <text:p>3.6360%</text:p>
          </table:table-cell>
          <table:table-cell table:formula="of:=(1-EXP(-[.D$6]/[.$B30]))^[.D$6]" office:value-type="percentage" office:value="0.00509754504689807">
            <text:p>0.5098%</text:p>
          </table:table-cell>
          <table:table-cell table:formula="of:=(1-EXP(-[.E$6]/[.$B30]))^[.E$6]" office:value-type="percentage" office:value="0.00116294773352555">
            <text:p>0.1163%</text:p>
          </table:table-cell>
          <table:table-cell table:formula="of:=(1-EXP(-[.F$6]/[.$B30]))^[.F$6]" office:value-type="percentage" office:value="0.000359495461387245">
            <text:p>0.0359%</text:p>
          </table:table-cell>
          <table:table-cell table:formula="of:=(1-EXP(-[.G$6]/[.$B30]))^[.G$6]" office:value-type="percentage" office:value="0.000138060953087401">
            <text:p>0.0138%</text:p>
          </table:table-cell>
          <table:table-cell table:formula="of:=(1-EXP(-[.H$6]/[.$B30]))^[.H$6]" office:value-type="percentage" office:value="0.0000625971727347604">
            <text:p>0.0063%</text:p>
          </table:table-cell>
          <table:table-cell table:formula="of:=(1-EXP(-[.I$6]/[.$B30]))^[.I$6]" office:value-type="percentage" office:value="0.0000324016595971161">
            <text:p>0.0032%</text:p>
          </table:table-cell>
          <table:table-cell table:formula="of:=(1-EXP(-[.J$6]/[.$B30]))^[.J$6]" office:value-type="percentage" office:value="0.0000186977880432156">
            <text:p>0.0019%</text:p>
          </table:table-cell>
          <table:table-cell table:formula="of:=(1-EXP(-[.K$6]/[.$B30]))^[.K$6]" office:value-type="percentage" office:value="0.0000118180510698114">
            <text:p>0.0012%</text:p>
          </table:table-cell>
          <table:table-cell table:formula="of:=(1-EXP(-[.L$6]/[.$B30]))^[.L$6]" office:value-type="percentage" office:value="0.00000807063126807737">
            <text:p>0.0008%</text:p>
          </table:table-cell>
          <table:table-cell table:formula="of:=(1-EXP(-[.M$6]/[.$B30]))^[.M$6]" office:value-type="percentage" office:value="0.00000589074146644435">
            <text:p>0.0006%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1-EXP(-[.C$6]/[.$B31]))^[.C$6]" office:value-type="percentage" office:value="0.0350840556276299">
            <text:p>3.5084%</text:p>
          </table:table-cell>
          <table:table-cell table:formula="of:=(1-EXP(-[.D$6]/[.$B31]))^[.D$6]" office:value-type="percentage" office:value="0.0047523403421361">
            <text:p>0.4752%</text:p>
          </table:table-cell>
          <table:table-cell table:style-name="ce3" table:formula="of:=(1-EXP(-[.E$6]/[.$B31]))^[.E$6]" office:value-type="percentage" office:value="0.00104885504982278">
            <text:p>0.1049%</text:p>
          </table:table-cell>
          <table:table-cell table:formula="of:=(1-EXP(-[.F$6]/[.$B31]))^[.F$6]" office:value-type="percentage" office:value="0.000314051334526027">
            <text:p>0.0314%</text:p>
          </table:table-cell>
          <table:table-cell table:formula="of:=(1-EXP(-[.G$6]/[.$B31]))^[.G$6]" office:value-type="percentage" office:value="0.000116966844665161">
            <text:p>0.0117%</text:p>
          </table:table-cell>
          <table:table-cell table:formula="of:=(1-EXP(-[.H$6]/[.$B31]))^[.H$6]" office:value-type="percentage" office:value="0.000051493643442918">
            <text:p>0.0051%</text:p>
          </table:table-cell>
          <table:table-cell table:formula="of:=(1-EXP(-[.I$6]/[.$B31]))^[.I$6]" office:value-type="percentage" office:value="0.000025911055005893">
            <text:p>0.0026%</text:p>
          </table:table-cell>
          <table:table-cell table:formula="of:=(1-EXP(-[.J$6]/[.$B31]))^[.J$6]" office:value-type="percentage" office:value="0.0000145521982494349">
            <text:p>0.0015%</text:p>
          </table:table-cell>
          <table:table-cell table:formula="of:=(1-EXP(-[.K$6]/[.$B31]))^[.K$6]" office:value-type="percentage" office:value="0.00000896181623244338">
            <text:p>0.0009%</text:p>
          </table:table-cell>
          <table:table-cell table:formula="of:=(1-EXP(-[.L$6]/[.$B31]))^[.L$6]" office:value-type="percentage" office:value="0.00000596967198819933">
            <text:p>0.0006%</text:p>
          </table:table-cell>
          <table:table-cell table:formula="of:=(1-EXP(-[.M$6]/[.$B31]))^[.M$6]" office:value-type="percentage" office:value="0.00000425477369479825">
            <text:p>0.0004%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(1-EXP(-[.C$6]/[.$B32]))^[.C$6]" office:value-type="percentage" office:value="0.0338950034744035">
            <text:p>3.3895%</text:p>
          </table:table-cell>
          <table:table-cell table:formula="of:=(1-EXP(-[.D$6]/[.$B32]))^[.D$6]" office:value-type="percentage" office:value="0.00444104096582338">
            <text:p>0.4441%</text:p>
          </table:table-cell>
          <table:table-cell table:formula="of:=(1-EXP(-[.E$6]/[.$B32]))^[.E$6]" office:value-type="percentage" office:value="0.000949205286681136">
            <text:p>0.0949%</text:p>
          </table:table-cell>
          <table:table-cell table:formula="of:=(1-EXP(-[.F$6]/[.$B32]))^[.F$6]" office:value-type="percentage" office:value="0.000275562080108462">
            <text:p>0.0276%</text:p>
          </table:table-cell>
          <table:table-cell table:style-name="ce4" table:formula="of:=(1-EXP(-[.G$6]/[.$B32]))^[.G$6]" office:value-type="percentage" office:value="0.0000996214973554166">
            <text:p>0.0100%</text:p>
          </table:table-cell>
          <table:table-cell table:formula="of:=(1-EXP(-[.H$6]/[.$B32]))^[.H$6]" office:value-type="percentage" office:value="0.0000426190130390066">
            <text:p>0.0043%</text:p>
          </table:table-cell>
          <table:table-cell table:formula="of:=(1-EXP(-[.I$6]/[.$B32]))^[.I$6]" office:value-type="percentage" office:value="0.0000208628198503085">
            <text:p>0.0021%</text:p>
          </table:table-cell>
          <table:table-cell table:formula="of:=(1-EXP(-[.J$6]/[.$B32]))^[.J$6]" office:value-type="percentage" office:value="0.0000114110083641249">
            <text:p>0.0011%</text:p>
          </table:table-cell>
          <table:table-cell table:formula="of:=(1-EXP(-[.K$6]/[.$B32]))^[.K$6]" office:value-type="percentage" office:value="0.00000685108019512025">
            <text:p>0.0007%</text:p>
          </table:table-cell>
          <table:table-cell table:formula="of:=(1-EXP(-[.L$6]/[.$B32]))^[.L$6]" office:value-type="percentage" office:value="0.00000445381240815115">
            <text:p>0.0004%</text:p>
          </table:table-cell>
          <table:table-cell table:formula="of:=(1-EXP(-[.M$6]/[.$B32]))^[.M$6]" office:value-type="percentage" office:value="0.00000310111576160642">
            <text:p>0.0003%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(1-EXP(-[.C$6]/[.$B33]))^[.C$6]" office:value-type="percentage" office:value="0.0327838995179941">
            <text:p>3.2784%</text:p>
          </table:table-cell>
          <table:table-cell table:formula="of:=(1-EXP(-[.D$6]/[.$B33]))^[.D$6]" office:value-type="percentage" office:value="0.00415934897971197">
            <text:p>0.4159%</text:p>
          </table:table-cell>
          <table:table-cell table:formula="of:=(1-EXP(-[.E$6]/[.$B33]))^[.E$6]" office:value-type="percentage" office:value="0.000861784444348992">
            <text:p>0.0862%</text:p>
          </table:table-cell>
          <table:table-cell table:formula="of:=(1-EXP(-[.F$6]/[.$B33]))^[.F$6]" office:value-type="percentage" office:value="0.000242789383576916">
            <text:p>0.0243%</text:p>
          </table:table-cell>
          <table:table-cell table:formula="of:=(1-EXP(-[.G$6]/[.$B33]))^[.G$6]" office:value-type="percentage" office:value="0.000085270814369809">
            <text:p>0.0085%</text:p>
          </table:table-cell>
          <table:table-cell table:formula="of:=(1-EXP(-[.H$6]/[.$B33]))^[.H$6]" office:value-type="percentage" office:value="0.0000354768280417451">
            <text:p>0.0035%</text:p>
          </table:table-cell>
          <table:table-cell table:formula="of:=(1-EXP(-[.I$6]/[.$B33]))^[.I$6]" office:value-type="percentage" office:value="0.0000169066273213757">
            <text:p>0.0017%</text:p>
          </table:table-cell>
          <table:table-cell table:formula="of:=(1-EXP(-[.J$6]/[.$B33]))^[.J$6]" office:value-type="percentage" office:value="0.00000901136757596043">
            <text:p>0.0009%</text:p>
          </table:table-cell>
          <table:table-cell table:formula="of:=(1-EXP(-[.K$6]/[.$B33]))^[.K$6]" office:value-type="percentage" office:value="0.0000052776453543278">
            <text:p>0.0005%</text:p>
          </table:table-cell>
          <table:table-cell table:formula="of:=(1-EXP(-[.L$6]/[.$B33]))^[.L$6]" office:value-type="percentage" office:value="0.00000335004744833147">
            <text:p>0.0003%</text:p>
          </table:table-cell>
          <table:table-cell table:formula="of:=(1-EXP(-[.M$6]/[.$B33]))^[.M$6]" office:value-type="percentage" office:value="0.00000227976455774607">
            <text:p>0.0002%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(1-EXP(-[.C$6]/[.$B34]))^[.C$6]" office:value-type="percentage" office:value="0.0317433228560895">
            <text:p>3.1743%</text:p>
          </table:table-cell>
          <table:table-cell table:formula="of:=(1-EXP(-[.D$6]/[.$B34]))^[.D$6]" office:value-type="percentage" office:value="0.0039036263364782">
            <text:p>0.3904%</text:p>
          </table:table-cell>
          <table:table-cell table:formula="of:=(1-EXP(-[.E$6]/[.$B34]))^[.E$6]" office:value-type="percentage" office:value="0.000784773455497585">
            <text:p>0.0785%</text:p>
          </table:table-cell>
          <table:table-cell table:formula="of:=(1-EXP(-[.F$6]/[.$B34]))^[.F$6]" office:value-type="percentage" office:value="0.000214744547541337">
            <text:p>0.0215%</text:p>
          </table:table-cell>
          <table:table-cell table:formula="of:=(1-EXP(-[.G$6]/[.$B34]))^[.G$6]" office:value-type="percentage" office:value="0.0000733290479194973">
            <text:p>0.0073%</text:p>
          </table:table-cell>
          <table:table-cell table:formula="of:=(1-EXP(-[.H$6]/[.$B34]))^[.H$6]" office:value-type="percentage" office:value="0.0000296915147938312">
            <text:p>0.0030%</text:p>
          </table:table-cell>
          <table:table-cell table:formula="of:=(1-EXP(-[.I$6]/[.$B34]))^[.I$6]" office:value-type="percentage" office:value="0.0000137840749523609">
            <text:p>0.0014%</text:p>
          </table:table-cell>
          <table:table-cell table:formula="of:=(1-EXP(-[.J$6]/[.$B34]))^[.J$6]" office:value-type="percentage" office:value="0.0000071640393876161">
            <text:p>0.0007%</text:p>
          </table:table-cell>
          <table:table-cell table:formula="of:=(1-EXP(-[.K$6]/[.$B34]))^[.K$6]" office:value-type="percentage" office:value="0.00000409505779046211">
            <text:p>0.0004%</text:p>
          </table:table-cell>
          <table:table-cell table:formula="of:=(1-EXP(-[.L$6]/[.$B34]))^[.L$6]" office:value-type="percentage" office:value="0.0000025393453083044">
            <text:p>0.0003%</text:p>
          </table:table-cell>
          <table:table-cell table:formula="of:=(1-EXP(-[.M$6]/[.$B34]))^[.M$6]" office:value-type="percentage" office:value="0.00000168967289883595">
            <text:p>0.0002%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1-EXP(-[.C$6]/[.$B35]))^[.C$6]" office:value-type="percentage" office:value="0.0307667655236559">
            <text:p>3.0767%</text:p>
          </table:table-cell>
          <table:table-cell table:formula="of:=(1-EXP(-[.D$6]/[.$B35]))^[.D$6]" office:value-type="percentage" office:value="0.00367077695764383">
            <text:p>0.3671%</text:p>
          </table:table-cell>
          <table:table-cell table:formula="of:=(1-EXP(-[.E$6]/[.$B35]))^[.E$6]" office:value-type="percentage" office:value="0.000716668412091307">
            <text:p>0.0717%</text:p>
          </table:table-cell>
          <table:table-cell table:formula="of:=(1-EXP(-[.F$6]/[.$B35]))^[.F$6]" office:value-type="percentage" office:value="0.000190632638792227">
            <text:p>0.0191%</text:p>
          </table:table-cell>
          <table:table-cell table:formula="of:=(1-EXP(-[.G$6]/[.$B35]))^[.G$6]" office:value-type="percentage" office:value="0.0000633377067309552">
            <text:p>0.0063%</text:p>
          </table:table-cell>
          <table:table-cell table:formula="of:=(1-EXP(-[.H$6]/[.$B35]))^[.H$6]" office:value-type="percentage" office:value="0.0000249765764971022">
            <text:p>0.0025%</text:p>
          </table:table-cell>
          <table:table-cell table:formula="of:=(1-EXP(-[.I$6]/[.$B35]))^[.I$6]" office:value-type="percentage" office:value="0.0000113028671801229">
            <text:p>0.0011%</text:p>
          </table:table-cell>
          <table:table-cell table:formula="of:=(1-EXP(-[.J$6]/[.$B35]))^[.J$6]" office:value-type="percentage" office:value="0.00000573150507709729">
            <text:p>0.0006%</text:p>
          </table:table-cell>
          <table:table-cell table:formula="of:=(1-EXP(-[.K$6]/[.$B35]))^[.K$6]" office:value-type="percentage" office:value="0.00000319928448363889">
            <text:p>0.0003%</text:p>
          </table:table-cell>
          <table:table-cell table:formula="of:=(1-EXP(-[.L$6]/[.$B35]))^[.L$6]" office:value-type="percentage" office:value="0.00000193897503622944">
            <text:p>0.0002%</text:p>
          </table:table-cell>
          <table:table-cell table:formula="of:=(1-EXP(-[.M$6]/[.$B35]))^[.M$6]" office:value-type="percentage" office:value="0.00000126205825823087">
            <text:p>0.0001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0/16/2019</text:date>, <text:time>20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0-16T19:49:44.79</meta:creation-date>
    <meta:generator>OpenOffice/4.1.5$Win32 OpenOffice.org_project/415m1$Build-9789</meta:generator>
    <dc:date>2019-10-16T20:12:34.73</dc:date>
    <dc:creator>RCC RCCD</dc:creator>
    <meta:editing-duration>PT22M50S</meta:editing-duration>
    <meta:editing-cycles>3</meta:editing-cycles>
    <meta:document-statistic meta:table-count="1" meta:cell-count="361" meta:object-count="0"/>
  </office:meta>
</office:document-meta>
</file>